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79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93.4pt"/>
    </style:style>
    <style:style style:name="co5" style:family="table-column">
      <style:table-column-properties fo:break-before="auto" style:column-width="74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ummaryByCol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<text:s text:c="2"/>Label</text:p>
          </table:table-cell>
          <table:table-cell office:value-type="string" calcext:value-type="string">
            <text:p><text:s text:c="5"/>Area</text:p>
          </table:table-cell>
          <table:table-cell office:value-type="string" calcext:value-type="string">
            <text:p><text:s text:c="3"/>MinFeret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 <text:s text:c="3"/>:183 <text:s/></text:p>
          </table:table-cell>
          <table:table-cell office:value-type="string" calcext:value-type="string">
            <text:p>Min. <text:s text:c="2"/>: <text:s/>51.59 <text:s/></text:p>
          </table:table-cell>
          <table:table-cell office:value-type="string" calcext:value-type="string">
            <text:p>Min. <text:s text:c="2"/>: 6.252 <text:s/></text:p>
          </table:table-cell>
          <table:table-cell/>
          <table:table-cell office:value-type="string" calcext:value-type="string">
            <text:p>% I</text:p>
          </table:table-cell>
          <table:table-cell table:formula="of:=183/[.A2]" office:value-type="float" office:value="0.205387205387205" calcext:value-type="float">
            <text:p>0.2053872054</text:p>
          </table:table-cell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IIa <text:s/>:486 <text:s/></text:p>
          </table:table-cell>
          <table:table-cell office:value-type="string" calcext:value-type="string">
            <text:p>1st Qu.: 690.22 <text:s/></text:p>
          </table:table-cell>
          <table:table-cell office:value-type="string" calcext:value-type="string">
            <text:p>1st Qu.:23.862 <text:s/></text:p>
          </table:table-cell>
          <table:table-cell/>
          <table:table-cell office:value-type="string" calcext:value-type="string">
            <text:p>% Iia</text:p>
          </table:table-cell>
          <table:table-cell table:formula="of:=486/[.A2]" office:value-type="float" office:value="0.545454545454545" calcext:value-type="float">
            <text:p>0.5454545455</text:p>
          </table:table-cell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IIb <text:s/>: 82 <text:s/></text:p>
          </table:table-cell>
          <table:table-cell office:value-type="string" calcext:value-type="string">
            <text:p>Median : 945.44 <text:s/></text:p>
          </table:table-cell>
          <table:table-cell office:value-type="string" calcext:value-type="string">
            <text:p>Median :29.212 <text:s/></text:p>
          </table:table-cell>
          <table:table-cell/>
          <table:table-cell office:value-type="string" calcext:value-type="string">
            <text:p>% Iib</text:p>
          </table:table-cell>
          <table:table-cell table:formula="of:=82/[.A2]" office:value-type="float" office:value="0.0920314253647587" calcext:value-type="float">
            <text:p>0.0920314254</text:p>
          </table:table-cell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I/IIa: 13 <text:s/></text:p>
          </table:table-cell>
          <table:table-cell table:style-name="ce1" office:value-type="string" calcext:value-type="string">
            <text:p>Mean <text:s text:c="2"/>: 959.54 <text:s/></text:p>
          </table:table-cell>
          <table:table-cell table:style-name="ce1" office:value-type="string" calcext:value-type="string">
            <text:p>Mean <text:s text:c="2"/>:28.629 <text:s/></text:p>
          </table:table-cell>
          <table:table-cell/>
          <table:table-cell office:value-type="string" calcext:value-type="string">
            <text:p>% I/Iib</text:p>
          </table:table-cell>
          <table:table-cell table:formula="of:=13/[.A2]" office:value-type="float" office:value="0.0145903479236813" calcext:value-type="float">
            <text:p>0.0145903479</text:p>
          </table:table-cell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IIx <text:s/>:127 <text:s/></text:p>
          </table:table-cell>
          <table:table-cell office:value-type="string" calcext:value-type="string">
            <text:p>3rd Qu.:1210.03 <text:s/></text:p>
          </table:table-cell>
          <table:table-cell office:value-type="string" calcext:value-type="string">
            <text:p>3rd Qu.:34.327 <text:s/></text:p>
          </table:table-cell>
          <table:table-cell/>
          <table:table-cell office:value-type="string" calcext:value-type="string">
            <text:p>% Iix</text:p>
          </table:table-cell>
          <table:table-cell table:formula="of:=127/[.A2]" office:value-type="float" office:value="0.142536475869809" calcext:value-type="float">
            <text:p>0.1425364759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. <text:s text:c="2"/>:4044.78 <text:s/></text:p>
          </table:table-cell>
          <table:table-cell office:value-type="string" calcext:value-type="string">
            <text:p>Max. <text:s text:c="2"/>:66.232 <text:s/>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BLACK </text:p>
          </table:table-cell>
          <table:table-cell office:value-type="string" calcext:value-type="string">
            <text:p>I <text:s text:c="3"/>:487 <text:s/></text:p>
          </table:table-cell>
          <table:table-cell office:value-type="string" calcext:value-type="string">
            <text:p>Min. <text:s text:c="2"/>: <text:s/>26.97 <text:s/></text:p>
          </table:table-cell>
          <table:table-cell office:value-type="string" calcext:value-type="string">
            <text:p>Min. <text:s text:c="2"/>: 4.376 <text:s/></text:p>
          </table:table-cell>
          <table:table-cell/>
          <table:table-cell office:value-type="string" calcext:value-type="string">
            <text:p>% I</text:p>
          </table:table-cell>
          <table:table-cell table:formula="of:=487/[.A10]" office:value-type="float" office:value="0.352133044107014" calcext:value-type="float">
            <text:p>0.3521330441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Ia <text:s/>: 76 <text:s/></text:p>
          </table:table-cell>
          <table:table-cell office:value-type="string" calcext:value-type="string">
            <text:p>1st Qu.: 529.19 <text:s/></text:p>
          </table:table-cell>
          <table:table-cell office:value-type="string" calcext:value-type="string">
            <text:p>1st Qu.:21.177 <text:s/></text:p>
          </table:table-cell>
          <table:table-cell/>
          <table:table-cell office:value-type="string" calcext:value-type="string">
            <text:p>% Iia</text:p>
          </table:table-cell>
          <table:table-cell table:formula="of:=76/[.A10]" office:value-type="float" office:value="0.0549530007230658" calcext:value-type="float">
            <text:p>0.0549530007</text:p>
          </table:table-cell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IIb <text:s/>:131 <text:s/></text:p>
          </table:table-cell>
          <table:table-cell office:value-type="string" calcext:value-type="string">
            <text:p>Median :1203.78 <text:s/></text:p>
          </table:table-cell>
          <table:table-cell office:value-type="string" calcext:value-type="string">
            <text:p>Median :32.834 <text:s/></text:p>
          </table:table-cell>
          <table:table-cell/>
          <table:table-cell office:value-type="string" calcext:value-type="string">
            <text:p>% Iib</text:p>
          </table:table-cell>
          <table:table-cell table:formula="of:=131/[.A10]" office:value-type="float" office:value="0.0947216196673897" calcext:value-type="float">
            <text:p>0.0947216197</text:p>
          </table:table-cell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I/IIa:538 <text:s/></text:p>
          </table:table-cell>
          <table:table-cell table:style-name="ce1" office:value-type="string" calcext:value-type="string">
            <text:p>Mean <text:s text:c="2"/>:1216.17 <text:s/></text:p>
          </table:table-cell>
          <table:table-cell table:style-name="ce1" office:value-type="string" calcext:value-type="string">
            <text:p>Mean <text:s text:c="2"/>:31.132 <text:s/></text:p>
          </table:table-cell>
          <table:table-cell/>
          <table:table-cell office:value-type="string" calcext:value-type="string">
            <text:p>% I/Iib</text:p>
          </table:table-cell>
          <table:table-cell table:formula="of:=538/[.A10]" office:value-type="float" office:value="0.389009399855387" calcext:value-type="float">
            <text:p>0.3890093999</text:p>
          </table:table-cell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IIx <text:s/>:151 <text:s/></text:p>
          </table:table-cell>
          <table:table-cell office:value-type="string" calcext:value-type="string">
            <text:p>3rd Qu.:1740.20 <text:s/></text:p>
          </table:table-cell>
          <table:table-cell office:value-type="string" calcext:value-type="string">
            <text:p>3rd Qu.:40.438 <text:s/></text:p>
          </table:table-cell>
          <table:table-cell/>
          <table:table-cell office:value-type="string" calcext:value-type="string">
            <text:p>% Iix</text:p>
          </table:table-cell>
          <table:table-cell table:formula="of:=151/[.A10]" office:value-type="float" office:value="0.109182935647144" calcext:value-type="float">
            <text:p>0.1091829356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. <text:s text:c="2"/>:5856.31 <text:s/></text:p>
          </table:table-cell>
          <table:table-cell office:value-type="string" calcext:value-type="string">
            <text:p>Max. <text:s text:c="2"/>:83.126 <text:s/></text:p>
          </table:table-cell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07T11:11:50.287545189</dc:date>
    <meta:editing-duration>PT3M27S</meta:editing-duration>
    <meta:editing-cycles>1</meta:editing-cycles>
    <meta:document-statistic meta:table-count="1" meta:cell-count="76" meta:object-count="0"/>
    <meta:generator>LibreOffice/5.1.6.2$Linux_X86_64 LibreOffice_project/10m0$Build-2</meta:generator>
  </office:meta>
</office:document-meta>
</file>